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Proza Libre" svg:font-family="'Proza Libre', sans-serif"/>
    <style:font-face style:name="SF Pro" svg:font-family="'SF Pro'"/>
    <style:font-face style:name="SF Pro Black" svg:font-family="'SF Pro Black'"/>
    <style:font-face style:name="SF Pro Black Italic" svg:font-family="'SF Pro Black Italic'" style:font-family-generic="script" style:font-pitch="variable"/>
    <style:font-face style:name="SF Pro Text" svg:font-family="'SF Pro Text'" style:font-adornments="Black" style:font-family-generic="modern" style:font-pitch="variable"/>
    <style:font-face style:name="Sorazora" svg:font-family="Sorazora" style:font-family-generic="modern" style:font-pitch="variable"/>
    <style:font-face style:name="Sorazora:cv01" svg:font-family="Sorazora:cv01" style:font-family-generic="modern" style:font-pitch="variable"/>
    <style:font-face style:name="Sorazora:cv02" svg:font-family="Sorazora:cv02" style:font-family-generic="modern" style:font-pitch="variable"/>
    <style:font-face style:name="Sorazora:cv03" svg:font-family="Sorazora:cv03" style:font-family-generic="modern" style:font-pitch="variable"/>
    <style:font-face style:name="Sorazora:ss01" svg:font-family="Sorazora:ss01" style:font-family-generic="modern" style:font-pitch="variable"/>
    <style:font-face style:name="Sorazora:ss02" svg:font-family="Sorazora:ss02" style:font-family-generic="modern" style:font-pitch="variable"/>
    <style:font-face style:name="Sorazora:ss03" svg:font-family="Sorazora:ss03" style:font-family-generic="modern" style:font-pitch="variable"/>
    <style:font-face style:name="Sorazora:ss04" svg:font-family="Sorazora:ss04" style:font-family-generic="modern" style:font-pitch="variable"/>
    <style:font-face style:name="Sorazora:ss05" svg:font-family="Sorazora:ss05" style:font-family-generic="modern" style:font-pitch="variable"/>
    <style:font-face style:name="Sorazora:ss06" svg:font-family="Sorazora:ss06" style:font-family-generic="modern" style:font-pitch="variable"/>
    <style:font-face style:name="Sorazora:ss07" svg:font-family="Sorazora:ss07" style:font-family-generic="modern" style:font-pitch="variable"/>
    <style:font-face style:name="Sorazora:unic" svg:font-family="Sorazora:unic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orazora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Sorazora" fo:font-size="20pt" fo:font-weight="normal" officeooo:rsid="00195909" officeooo:paragraph-rsid="001b106f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Sorazora" fo:font-size="15pt" fo:font-weight="normal" officeooo:rsid="00195909" officeooo:paragraph-rsid="001ab3f8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Sorazora" fo:font-size="15pt" fo:font-weight="normal" officeooo:rsid="00195909" officeooo:paragraph-rsid="001b106f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Sorazora:ss01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Sorazora:ss02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Sorazora:ss03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Sorazora:ss04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9" style:family="paragraph" style:parent-style-name="Standard">
      <style:text-properties style:font-name="Sorazora:ss05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10" style:family="paragraph" style:parent-style-name="Standard">
      <style:text-properties style:font-name="Sorazora:ss06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11" style:family="paragraph" style:parent-style-name="Standard">
      <style:text-properties style:font-name="Sorazora:ss06" fo:font-size="20pt" fo:font-weight="normal" officeooo:rsid="00195909" officeooo:paragraph-rsid="001b106f" style:font-size-asian="20pt" style:font-weight-asian="normal" style:font-size-complex="20pt" style:font-weight-complex="normal"/>
    </style:style>
    <style:style style:name="P12" style:family="paragraph" style:parent-style-name="Standard">
      <style:text-properties style:font-name="Sorazora:ss07" fo:font-size="20pt" fo:font-weight="normal" officeooo:rsid="00195909" officeooo:paragraph-rsid="001ab3f8" style:font-size-asian="20pt" style:font-weight-asian="normal" style:font-size-complex="20pt" style:font-weight-complex="normal"/>
    </style:style>
    <style:style style:name="P13" style:family="paragraph" style:parent-style-name="Standard">
      <style:text-properties style:font-name="Sorazora:ss07" fo:font-size="20pt" fo:font-weight="normal" officeooo:rsid="00195909" officeooo:paragraph-rsid="001b106f" style:font-size-asian="20pt" style:font-weight-asian="normal" style:font-size-complex="20pt" style:font-weight-complex="normal"/>
    </style:style>
    <style:style style:name="P14" style:family="paragraph" style:parent-style-name="Standard">
      <style:text-properties style:font-name="Noto Serif" fo:font-size="25pt" fo:font-weight="bold" officeooo:rsid="001ab3f8" officeooo:paragraph-rsid="001ab3f8" style:font-size-asian="25pt" style:font-weight-asian="bold" style:font-size-complex="25pt" style:font-weight-complex="bold"/>
    </style:style>
    <style:style style:name="T1" style:family="text">
      <style:text-properties officeooo:rsid="001ab3f8"/>
    </style:style>
    <style:style style:name="T2" style:family="text">
      <style:text-properties style:font-name="Noto Serif"/>
    </style:style>
    <style:style style:name="T3" style:family="text">
      <style:text-properties style:font-name="Noto Serif" officeooo:rsid="001ab3f8"/>
    </style:style>
    <style:style style:name="T4" style:family="text">
      <style:text-properties style:font-name="Noto Serif" fo:font-size="15pt" style:font-size-asian="15pt" style:font-size-complex="15pt"/>
    </style:style>
    <style:style style:name="T5" style:family="text">
      <style:text-properties style:font-name="Noto Serif" fo:font-size="15pt" officeooo:rsid="001ab3f8" style:font-size-asian="15pt" style:font-size-complex="15pt"/>
    </style:style>
    <style:style style:name="T6" style:family="text">
      <style:text-properties style:font-name="Noto Serif" fo:font-size="15pt" officeooo:rsid="001b106f" style:font-size-asian="15pt" style:font-size-complex="15pt"/>
    </style:style>
    <style:style style:name="T7" style:family="text">
      <style:text-properties style:font-name="Noto Serif" officeooo:rsid="001b106f"/>
    </style:style>
    <style:style style:name="T8" style:family="text">
      <style:text-properties style:font-name="Noto Serif" fo:font-size="10pt" style:font-size-asian="10pt" style:font-size-complex="10pt"/>
    </style:style>
    <style:style style:name="T9" style:family="text">
      <style:text-properties style:font-name="Noto Serif" fo:font-size="10pt" officeooo:rsid="001ab3f8" style:font-size-asian="10pt" style:font-size-complex="10pt"/>
    </style:style>
    <style:style style:name="T10" style:family="text">
      <style:text-properties style:font-name="Noto Serif" fo:font-size="12pt" style:font-size-asian="12pt" style:font-size-complex="12pt"/>
    </style:style>
    <style:style style:name="T11" style:family="text">
      <style:text-properties style:font-name="Noto Serif" fo:font-size="12pt" officeooo:rsid="001ab3f8" style:font-size-asian="12pt" style:font-size-complex="12pt"/>
    </style:style>
    <style:style style:name="T12" style:family="text">
      <style:text-properties style:font-name="Noto Serif" fo:font-size="14pt" style:font-size-asian="14pt" style:font-size-complex="14pt"/>
    </style:style>
    <style:style style:name="T13" style:family="text">
      <style:text-properties style:font-name="Noto Serif" fo:font-size="14pt" officeooo:rsid="001ab3f8" style:font-size-asian="14pt" style:font-size-complex="14pt"/>
    </style:style>
    <style:style style:name="T14" style:family="text">
      <style:text-properties style:font-name="Sorazora"/>
    </style:style>
    <style:style style:name="T15" style:family="text">
      <style:text-properties style:font-name="Sorazora" officeooo:rsid="001ab3f8"/>
    </style:style>
    <style:style style:name="T16" style:family="text">
      <style:text-properties style:font-name="Sorazora:unic"/>
    </style:style>
    <style:style style:name="T17" style:family="text">
      <style:text-properties style:font-name="Sorazora:unic" officeooo:rsid="001ab3f8"/>
    </style:style>
    <style:style style:name="T18" style:family="text">
      <style:text-properties style:font-name="Sorazora:unic" officeooo:rsid="001b106f"/>
    </style:style>
    <style:style style:name="T19" style:family="text">
      <style:text-properties officeooo:rsid="001b106f"/>
    </style:style>
    <style:style style:name="T20" style:family="text">
      <style:text-properties style:font-name="Sorazora:cv01"/>
    </style:style>
    <style:style style:name="T21" style:family="text">
      <style:text-properties style:font-name="Sorazora:cv01" officeooo:rsid="001ab3f8"/>
    </style:style>
    <style:style style:name="T22" style:family="text">
      <style:text-properties style:font-name="Sorazora:cv01" officeooo:rsid="001b106f"/>
    </style:style>
    <style:style style:name="T23" style:family="text">
      <style:text-properties style:font-name="Sorazora:cv02" officeooo:rsid="001ab3f8"/>
    </style:style>
    <style:style style:name="T24" style:family="text">
      <style:text-properties style:font-name="Sorazora:cv02" officeooo:rsid="001b106f"/>
    </style:style>
    <style:style style:name="T25" style:family="text">
      <style:text-properties style:font-name="Sorazora:cv03" officeooo:rsid="001ab3f8"/>
    </style:style>
    <style:style style:name="T26" style:family="text">
      <style:text-properties style:font-name="Sorazora:cv03" officeooo:rsid="001b1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st of <text:span text:style-name="T19">discretionary features</text:span> in Sorazora Serif <text:span text:style-name="T19">W4 (Regular)</text:span></text:p>
      <text:p text:style-name="P4"><text:span text:style-name="T7">Input text</text:span><text:span text:style-name="T3">:</text:span></text:p>
      <text:p text:style-name="P2"><text:span text:style-name="T3"><text:tab/></text:span><text:span text:style-name="T4">...</text:span><text:span text:style-name="T5">HARBINGER</text:span><text:span text:style-name="T4">, </text:span><text:span text:style-name="T5">these are</text:span><text:span text:style-name="T4"> 1,234 </text:span><text:span text:style-name="T5">spells</text:span><text:span text:style-name="T4">. KK let’s go, </text:span><text:span text:style-name="T6">&amp;</text:span><text:span text:style-name="T4"> </text:span><text:span text:style-name="T5">123.</text:span></text:p>
      <text:p text:style-name="P3"><text:span text:style-name="T3">No discretionary features:</text:span></text:p>
      <text:p text:style-name="P1"><text:span text:style-name="T3"><text:tab/></text:span>...<text:span text:style-name="T1">HARBINGER</text:span>, <text:span text:style-name="T1">these are</text:span> 1,234 <text:span text:style-name="T1">spells</text:span>. KK let’s go, <text:span text:style-name="T19">&amp; </text:span><text:span text:style-name="T1">123.</text:span></text:p>
      <text:p text:style-name="P3"><text:span text:style-name="T3">unic:</text:span></text:p>
      <text:p text:style-name="P1"><text:span text:style-name="T3"><text:tab/></text:span><text:span text:style-name="T16">...</text:span><text:span text:style-name="T17">HARBINGER</text:span><text:span text:style-name="T16">, </text:span><text:span text:style-name="T17">these are</text:span><text:span text:style-name="T16"> 1,234 </text:span><text:span text:style-name="T17">spells</text:span><text:span text:style-name="T16">. KK let’s go, </text:span><text:span text:style-name="T18">&amp;</text:span><text:span text:style-name="T16"> </text:span><text:span text:style-name="T17">123.</text:span></text:p>
      <text:p text:style-name="P3"><text:span text:style-name="T3">ss01 (Isolate forms only):</text:span></text:p>
      <text:p text:style-name="P5"><text:tab/>...<text:span text:style-name="T1">HARBINGER</text:span>, <text:span text:style-name="T1">these are</text:span> 1,234 <text:span text:style-name="T1">spells</text:span>. KK let’s go, <text:span text:style-name="T19">&amp;</text:span> <text:span text:style-name="T1">123.</text:span></text:p>
      <text:p text:style-name="P6"><text:span text:style-name="T5">ss02 (Force ideographic comma):</text:span></text:p>
      <text:p text:style-name="P6"><text:span text:style-name="T5"><text:tab/></text:span>...<text:span text:style-name="T1">HARBINGER</text:span>, <text:span text:style-name="T1">these are</text:span> 1,234 <text:span text:style-name="T1">spells</text:span>. KK let’s go, <text:span text:style-name="T19">&amp;</text:span> <text:span text:style-name="T1">123.</text:span></text:p>
      <text:p text:style-name="P7"><text:span text:style-name="T5">ss03 (Force dot period):</text:span></text:p>
      <text:p text:style-name="P7"><text:span text:style-name="T5"><text:tab/></text:span>...<text:span text:style-name="T1">HARBINGER</text:span>, <text:span text:style-name="T1">these are</text:span> 1,234 <text:span text:style-name="T1">spells</text:span>. KK let’s go, <text:span text:style-name="T19">&amp; </text:span><text:span text:style-name="T1">123.</text:span></text:p>
      <text:p text:style-name="P8"><text:span text:style-name="T5">ss04 (Keep default punctuation):</text:span></text:p>
      <text:p text:style-name="P8"><text:span text:style-name="T5"><text:tab/></text:span>...<text:span text:style-name="T1">HARBINGER</text:span>, <text:span text:style-name="T1">these are</text:span> 1,234 <text:span text:style-name="T1">spells</text:span>. KK let’s go, <text:span text:style-name="T19">&amp;</text:span> <text:span text:style-name="T1">123.</text:span></text:p>
      <text:p text:style-name="P9"><text:span text:style-name="T5">ss05 (Force all Xymyric punctuation):</text:span></text:p>
      <text:p text:style-name="P9"><text:span text:style-name="T5"><text:tab/></text:span>...<text:span text:style-name="T1">HARBINGER</text:span>, <text:span text:style-name="T1">these are</text:span> 1,234 <text:span text:style-name="T1">spells</text:span>. KK let’s go, <text:span text:style-name="T19">&amp;</text:span> <text:span text:style-name="T1">123.</text:span></text:p>
      <text:p text:style-name="P10"><text:span text:style-name="T5">ss06 (Force traditional Xymyric figures):</text:span></text:p>
      <text:p text:style-name="P11"><text:span text:style-name="T5"><text:tab/></text:span>...<text:span text:style-name="T1">HARBINGER</text:span>, <text:span text:style-name="T1">these are</text:span> 1,234 <text:span text:style-name="T1">spells</text:span>. KK let’s go, <text:span text:style-name="T19">&amp;</text:span> <text:span text:style-name="T1">123.</text:span></text:p>
      <text:p text:style-name="P12"><text:span text:style-name="T5">ss07 (Enable ligature of double isolate K):</text:span></text:p>
      <text:p text:style-name="P13"><text:span text:style-name="T5"><text:tab/></text:span>...<text:span text:style-name="T1">HARBINGER</text:span>, <text:span text:style-name="T1">these are</text:span> 1,234 <text:span text:style-name="T1">spells</text:span>. KK let’s go, <text:span text:style-name="T19">&amp;</text:span> <text:span text:style-name="T1">123.</text:span></text:p>
      <text:p text:style-name="P13"><text:span text:style-name="T6">cv01</text:span><text:span text:style-name="T5"> (</text:span><text:span text:style-name="T6">Force traditional print ampersand</text:span><text:span text:style-name="T5">):</text:span></text:p>
      <text:p text:style-name="P13"><text:span text:style-name="T5"><text:tab/></text:span><text:span text:style-name="T20">...</text:span><text:span text:style-name="T21">HARBINGER</text:span><text:span text:style-name="T20">, </text:span><text:span text:style-name="T21">these are</text:span><text:span text:style-name="T20"> 1,234 </text:span><text:span text:style-name="T21">spells</text:span><text:span text:style-name="T20">. KK let’s go, </text:span><text:span text:style-name="T22">&amp;</text:span><text:span text:style-name="T20"> </text:span><text:span text:style-name="T21">123.</text:span></text:p>
      <text:p text:style-name="P13"><text:span text:style-name="T6">cv02</text:span><text:span text:style-name="T5"> (</text:span><text:span text:style-name="T6">Force traditional cursive ampersand</text:span><text:span text:style-name="T5">):</text:span></text:p>
      <text:p text:style-name="P13"><text:span text:style-name="T5"><text:tab/></text:span><text:span text:style-name="T23">...HARBINGER, these are 1,234 spells. KK let’s go, </text:span><text:span text:style-name="T24">&amp;</text:span><text:span text:style-name="T23"> 123.</text:span></text:p>
      <text:p text:style-name="P13"><text:span text:style-name="T6">cv03</text:span><text:span text:style-name="T5"> (</text:span><text:span text:style-name="T6">Force latin ampersand</text:span><text:span text:style-name="T5">):</text:span></text:p>
      <text:p text:style-name="P13"><text:span text:style-name="T5"><text:tab/></text:span><text:span text:style-name="T25">...HARBINGER, these are 1,234 spells. KK let’s go, </text:span><text:span text:style-name="T26">&amp;</text:span><text:span text:style-name="T25"> 123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Proza Libre" svg:font-family="'Proza Libre', sans-serif"/>
    <style:font-face style:name="SF Pro" svg:font-family="'SF Pro'"/>
    <style:font-face style:name="SF Pro Black" svg:font-family="'SF Pro Black'"/>
    <style:font-face style:name="SF Pro Black Italic" svg:font-family="'SF Pro Black Italic'" style:font-family-generic="script" style:font-pitch="variable"/>
    <style:font-face style:name="SF Pro Text" svg:font-family="'SF Pro Text'" style:font-adornments="Black" style:font-family-generic="modern" style:font-pitch="variable"/>
    <style:font-face style:name="Sorazora" svg:font-family="Sorazora" style:font-family-generic="modern" style:font-pitch="variable"/>
    <style:font-face style:name="Sorazora:cv01" svg:font-family="Sorazora:cv01" style:font-family-generic="modern" style:font-pitch="variable"/>
    <style:font-face style:name="Sorazora:cv02" svg:font-family="Sorazora:cv02" style:font-family-generic="modern" style:font-pitch="variable"/>
    <style:font-face style:name="Sorazora:cv03" svg:font-family="Sorazora:cv03" style:font-family-generic="modern" style:font-pitch="variable"/>
    <style:font-face style:name="Sorazora:ss01" svg:font-family="Sorazora:ss01" style:font-family-generic="modern" style:font-pitch="variable"/>
    <style:font-face style:name="Sorazora:ss02" svg:font-family="Sorazora:ss02" style:font-family-generic="modern" style:font-pitch="variable"/>
    <style:font-face style:name="Sorazora:ss03" svg:font-family="Sorazora:ss03" style:font-family-generic="modern" style:font-pitch="variable"/>
    <style:font-face style:name="Sorazora:ss04" svg:font-family="Sorazora:ss04" style:font-family-generic="modern" style:font-pitch="variable"/>
    <style:font-face style:name="Sorazora:ss05" svg:font-family="Sorazora:ss05" style:font-family-generic="modern" style:font-pitch="variable"/>
    <style:font-face style:name="Sorazora:ss06" svg:font-family="Sorazora:ss06" style:font-family-generic="modern" style:font-pitch="variable"/>
    <style:font-face style:name="Sorazora:ss07" svg:font-family="Sorazora:ss07" style:font-family-generic="modern" style:font-pitch="variable"/>
    <style:font-face style:name="Sorazora:unic" svg:font-family="Sorazora:unic" style:font-family-generic="moder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9T12:15:04.016000000</meta:creation-date>
    <dc:date>2023-01-29T13:10:27.175000000</dc:date>
    <meta:editing-duration>PT24M22S</meta:editing-duration>
    <meta:editing-cycles>1</meta:editing-cycles>
    <meta:document-statistic meta:table-count="0" meta:image-count="0" meta:object-count="0" meta:page-count="1" meta:paragraph-count="27" meta:word-count="192" meta:character-count="1204" meta:non-whitespace-character-count="1026"/>
    <meta:generator>LibreOffice/7.3.5.2$Windows_X86_64 LibreOffice_project/184fe81b8c8c30d8b5082578aee2fed2ea847c01</meta:generator>
  </office:meta>
</office:document-meta>
</file>